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20" table:formula="of:=MAX([.K5];[.K6];[.K7])" office:value-type="float" office:value="0">
            <text:p>0</text:p>
          </table:table-cell>
          <table:table-cell table:style-name="ce24" table:formula="of:=MAX([.L5];[.L6];[.L7])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2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26" table:formula="of:=MAX([.G5];[.G6];[.G7])" office:value-type="float" office:value="0">
            <text:p>0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6">
            <text:p>16</text:p>
          </table:table-cell>
          <table:table-cell table:style-name="ce19" office:value-type="float" office:value="8">
            <text:p>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20" table:formula="of:=MAX([.K5];[.K6];[.K7])" office:value-type="float" office:value="0">
            <text:p>0</text:p>
          </table:table-cell>
          <table:table-cell table:style-name="ce24" table:formula="of:=MAX([.L5];[.L6];[.L7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3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2M47S</meta:editing-duration>
    <meta:editing-cycles>15</meta:editing-cycles>
    <meta:generator>OpenOffice.org/3.2$Win32 OpenOffice.org_project/320m12$Build-9483</meta:generator>
    <dc:date>2010-05-16T13:00:50.90</dc:date>
    <dc:creator>Samuel Guirado Navarro</dc:creator>
    <meta:document-statistic meta:table-count="3" meta:cell-count="214" meta:object-count="0"/>
    <meta:user-defined meta:name="Info 1"/>
    <meta:user-defined meta:name="Info 2"/>
    <meta:user-defined meta:name="Info 3"/>
    <meta:user-defined meta:name="Info 4"/>
  </office:meta>
</office:document-meta>
</file>